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500000225BB623A7D.png" manifest:media-type="image/png"/>
  <manifest:file-entry manifest:full-path="Pictures/10000001000005A0000003841192155D.png" manifest:media-type="image/png"/>
  <manifest:file-entry manifest:full-path="Pictures/10000001000005A000000384B1E5D1B9.png" manifest:media-type="image/png"/>
  <manifest:file-entry manifest:full-path="Pictures/10000001000005A0000003844CAD82CB.png" manifest:media-type="image/png"/>
  <manifest:file-entry manifest:full-path="Pictures/100000010000048E000000BDAF7C5B37.png" manifest:media-type="image/png"/>
  <manifest:file-entry manifest:full-path="Pictures/10000001000005A0000003841CB64120.png" manifest:media-type="image/png"/>
  <manifest:file-entry manifest:full-path="Pictures/10000001000005A00000038478B022E6.png" manifest:media-type="image/png"/>
  <manifest:file-entry manifest:full-path="Pictures/10000001000005A00000038444CB2C0C.png" manifest:media-type="image/png"/>
  <manifest:file-entry manifest:full-path="Pictures/10000001000005A000000384C03B2E5A.png" manifest:media-type="image/png"/>
  <manifest:file-entry manifest:full-path="Pictures/10000001000005450000017D88819F1F.png" manifest:media-type="image/png"/>
  <manifest:file-entry manifest:full-path="Pictures/1000000100000452000001C9B710A7CA.png" manifest:media-type="image/png"/>
  <manifest:file-entry manifest:full-path="Pictures/1000000100000542000001CC8F8B2982.png" manifest:media-type="image/png"/>
  <manifest:file-entry manifest:full-path="Pictures/10000001000005A000000384F3D47429.png" manifest:media-type="image/png"/>
  <manifest:file-entry manifest:full-path="Pictures/10000001000005A0000003843AD18F97.png" manifest:media-type="image/png"/>
  <manifest:file-entry manifest:full-path="Pictures/10000001000005A00000038481A1B0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751b9" officeooo:paragraph-rsid="001751b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91dce" officeooo:paragraph-rsid="00191dce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bf5d6" officeooo:paragraph-rsid="001bf5d6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:</text:p>
      <text:p text:style-name="P1"><draw:frame draw:style-name="fr1" draw:name="Imagen1" text:anchor-type="char" svg:width="16.372cm" svg:height="10.232cm" draw:z-index="0"><draw:image xlink:href="Pictures/10000001000005A000000384B1E5D1B9.png" xlink:type="simple" xlink:show="embed" xlink:actuate="onLoad" draw:mime-type="image/png"/></draw:frame><draw:frame draw:style-name="fr2" draw:name="Imagen2" text:anchor-type="char" svg:x="0.284cm" svg:y="10.398cm" svg:width="16.353cm" svg:height="2.632cm" draw:z-index="10"><draw:image xlink:href="Pictures/100000010000048E000000BDAF7C5B37.png" xlink:type="simple" xlink:show="embed" xlink:actuate="onLoad" draw:mime-type="image/png"/></draw:frame></text:p>
      <text:p text:style-name="P1">Actividad 2:</text:p>
      <text:p text:style-name="P1"><draw:frame draw:style-name="fr2" draw:name="Imagen11" text:anchor-type="char" svg:x="0.178cm" svg:y="0.169cm" svg:width="16.663cm" svg:height="10.414cm" draw:z-index="9"><draw:image xlink:href="Pictures/10000001000005A0000003841CB64120.png" xlink:type="simple" xlink:show="embed" xlink:actuate="onLoad" draw:mime-type="image/png"/></draw:frame></text:p>
      <text:p text:style-name="P1"><draw:frame draw:style-name="fr2" draw:name="Imagen12" text:anchor-type="char" svg:x="0.42cm" svg:y="-0.159cm" svg:width="16.161cm" svg:height="10.1cm" draw:z-index="11"><draw:image xlink:href="Pictures/10000001000005A00000038478B022E6.png" xlink:type="simple" xlink:show="embed" xlink:actuate="onLoad" draw:mime-type="image/png"/></draw:frame><draw:frame draw:style-name="fr2" draw:name="Imagen13" text:anchor-type="char" svg:x="0.416cm" svg:y="10.165cm" svg:width="16.073cm" svg:height="10.044cm" draw:z-index="12"><draw:image xlink:href="Pictures/10000001000005A0000003844CAD82CB.png" xlink:type="simple" xlink:show="embed" xlink:actuate="onLoad" draw:mime-type="image/png"/></draw:frame><text:soft-page-break/></text:p>
      <text:p text:style-name="P1"><draw:frame draw:style-name="fr2" draw:name="Imagen14" text:anchor-type="char" svg:x="0.434cm" svg:y="10.266cm" svg:width="16.055cm" svg:height="5.486cm" draw:z-index="14"><draw:image xlink:href="Pictures/1000000100000542000001CC8F8B2982.png" xlink:type="simple" xlink:show="embed" xlink:actuate="onLoad" draw:mime-type="image/png"/></draw:frame></text:p>
      <text:p text:style-name="P1"/>
      <text:p text:style-name="P1"><text:soft-page-break/></text:p>
      <text:p text:style-name="P2"><draw:frame draw:style-name="fr1" draw:name="Imagen15" text:anchor-type="char" svg:width="17cm" svg:height="4.801cm" draw:z-index="13"><draw:image xlink:href="Pictures/10000001000005450000017D88819F1F.png" xlink:type="simple" xlink:show="embed" xlink:actuate="onLoad" draw:mime-type="image/png"/></draw:frame><draw:frame draw:style-name="fr2" draw:name="Imagen10" text:anchor-type="char" svg:x="0cm" svg:y="5.054cm" svg:width="17cm" svg:height="7.024cm" draw:z-index="8"><draw:image xlink:href="Pictures/1000000100000452000001C9B710A7CA.png" xlink:type="simple" xlink:show="embed" xlink:actuate="onLoad" draw:mime-type="image/png"/></draw:frame></text:p>
      <text:p text:style-name="P2">Actividad 3:</text:p>
      <text:p text:style-name="P2"/>
      <text:p text:style-name="P2"><draw:frame draw:style-name="fr3" draw:name="Imagen3" text:anchor-type="char" svg:width="17cm" svg:height="10.624cm" draw:z-index="1"><draw:image xlink:href="Pictures/10000001000005A00000038444CB2C0C.png" xlink:type="simple" xlink:show="embed" xlink:actuate="onLoad" draw:mime-type="image/png"/></draw:frame></text:p>
      <text:p text:style-name="P2"><draw:frame draw:style-name="fr3" draw:name="Imagen4" text:anchor-type="char" svg:width="17cm" svg:height="10.624cm" draw:z-index="2"><draw:image xlink:href="Pictures/10000001000005A000000384F3D47429.png" xlink:type="simple" xlink:show="embed" xlink:actuate="onLoad" draw:mime-type="image/png"/></draw:frame><text:soft-page-break/></text:p>
      <text:p text:style-name="P2"/>
      <text:p text:style-name="P2"><draw:frame draw:style-name="fr3" draw:name="Imagen5" text:anchor-type="char" svg:width="17cm" svg:height="10.624cm" draw:z-index="3"><draw:image xlink:href="Pictures/10000001000005A000000384C03B2E5A.png" xlink:type="simple" xlink:show="embed" xlink:actuate="onLoad" draw:mime-type="image/png"/></draw:frame></text:p>
      <text:p text:style-name="P2"><draw:frame draw:style-name="fr1" draw:name="Imagen6" text:anchor-type="char" svg:width="16.159cm" svg:height="10.098cm" draw:z-index="4"><draw:image xlink:href="Pictures/10000001000005A0000003843AD18F97.png" xlink:type="simple" xlink:show="embed" xlink:actuate="onLoad" draw:mime-type="image/png"/></draw:frame><draw:frame draw:style-name="fr2" draw:name="Imagen7" text:anchor-type="char" svg:x="0.492cm" svg:y="10.576cm" svg:width="16.013cm" svg:height="10.007cm" draw:z-index="5"><draw:image xlink:href="Pictures/10000001000005A00000038481A1B03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2" draw:name="Imagen8" text:anchor-type="char" svg:x="0.201cm" svg:y="-0.019cm" svg:width="16.013cm" svg:height="10.007cm" draw:z-index="6"><draw:image xlink:href="Pictures/10000001000005A0000003841192155D.png" xlink:type="simple" xlink:show="embed" xlink:actuate="onLoad" draw:mime-type="image/png"/></draw:frame><draw:frame draw:style-name="fr2" draw:name="Imagen9" text:anchor-type="char" svg:x="0.143cm" svg:y="10.156cm" svg:width="16.071cm" svg:height="6.618cm" draw:z-index="7"><draw:image xlink:href="Pictures/100000010000053500000225BB623A7D.png" xlink:type="simple" xlink:show="embed" xlink:actuate="onLoad" draw:mime-type="image/png"/></draw:frame><text:soft-page-break/></text:p>
      <text:p text:style-name="P3">Actividad 4: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9:33:09.808860036</meta:creation-date>
    <dc:date>2024-11-25T14:40:01.725762054</dc:date>
    <meta:editing-duration>PT53M28S</meta:editing-duration>
    <meta:editing-cycles>2</meta:editing-cycles>
    <meta:generator>LibreOffice/24.8.3.2$Linux_X86_64 LibreOffice_project/e14c9fdd1f585efcbb2c5363087a99d20928d522</meta:generator>
    <meta:document-statistic meta:table-count="0" meta:image-count="15" meta:object-count="0" meta:page-count="7" meta:paragraph-count="4" meta:word-count="8" meta:character-count="48" meta:non-whitespace-character-count="44"/>
  </office:meta>
</office:document-meta>
</file>